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
    </style:style>
    <style:style style:name="P15" style:family="paragraph" style:parent-style-name="Text_20_body">
      <style:text-properties style:font-name="Calibri" fo:language="pl" fo:country="PL"/>
    </style:style>
    <style:style style:name="P16" style:family="paragraph" style:parent-style-name="Text_20_body">
      <style:paragraph-properties fo:margin-left="0cm" fo:margin-right="0cm" fo:orphans="2" fo:widows="2" fo:text-indent="1.251cm" style:auto-text-indent="false"/>
      <style:text-properties style:font-name="Calibri1"/>
    </style:style>
    <style:style style:name="P17"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8" style:family="paragraph" style:parent-style-name="Überschrift_20_2">
      <style:text-properties fo:language="pl" fo:country="PL"/>
    </style:style>
    <style:style style:name="P19" style:family="paragraph" style:parent-style-name="Überschrift_20_2">
      <style:text-properties style:font-name="Calibri"/>
    </style:style>
    <style:style style:name="P20" style:family="paragraph" style:parent-style-name="Überschrift_20_2">
      <style:text-properties style:font-name="Calibri" fo:language="pl" fo:country="PL"/>
    </style:style>
    <style:style style:name="P21" style:family="paragraph" style:parent-style-name="Heading" style:master-page-name="MP0">
      <style:paragraph-properties style:page-number="auto" fo:break-before="page"/>
      <style:text-properties fo:language="pl" fo:country="PL"/>
    </style:style>
    <style:style style:name="P22" style:family="paragraph" style:parent-style-name="Dialog" style:list-style-name="L1">
      <style:paragraph-properties fo:orphans="2" fo:widows="2"/>
      <style:text-properties fo:language="pl" fo:country="PL"/>
    </style:style>
    <style:style style:name="P23" style:family="paragraph" style:parent-style-name="Dialog" style:list-style-name="L2">
      <style:text-properties style:font-name="Calibri1"/>
    </style:style>
    <style:style style:name="P24" style:family="paragraph" style:parent-style-name="Dialog" style:list-style-name="L3">
      <style:text-properties style:font-name="Calibri1" fo:background-color="transparent"/>
    </style:style>
    <style:style style:name="P25" style:family="paragraph" style:parent-style-name="Dialog" style:list-style-name="L4">
      <style:text-properties style:font-name="Calibri1"/>
    </style:style>
    <style:style style:name="P26" style:family="paragraph" style:parent-style-name="Dialog" style:list-style-name="L3">
      <style:text-properties fo:background-color="transparent"/>
    </style:style>
    <style:style style:name="P27" style:family="paragraph" style:parent-style-name="Dialog" style:list-style-name="L5"/>
    <style:style style:name="P28" style:family="paragraph" style:parent-style-name="Text_20_body">
      <style:text-properties fo:language="pl" fo:country="PL"/>
    </style:style>
    <style:style style:name="P29" style:family="paragraph" style:parent-style-name="Text_20_body" style:list-style-name="L5">
      <style:text-properties fo:language="pl" fo:country="PL"/>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style:font-name="Calibri" fo:language="pl" fo:country="PL" fo:background-color="transparent"/>
    </style:style>
    <style:style style:name="T14" style:family="text">
      <style:text-properties style:font-name="Calibri" fo:language="pl" fo:country="PL" fo:background-color="#ffff00"/>
    </style:style>
    <style:style style:name="T15" style:family="text">
      <style:text-properties style:font-name="Calibri" fo:background-color="#ffff00"/>
    </style:style>
    <style:style style:name="T16" style:family="text">
      <style:text-properties fo:background-color="#ffff00"/>
    </style:style>
    <style:style style:name="T17" style:family="text">
      <style:text-properties style:font-name="Calibri1"/>
    </style:style>
    <style:style style:name="T18" style:family="text">
      <style:text-properties style:font-name="Calibri1"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ynastia Sobieskich – tom II, „Pola Chwały”</text:p>
      <text:h text:style-name="P18"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2">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6">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8"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1"> r</text:span><text:span text:style-name="T5">ó</text:span><text:span text:style-name="T11">wnie</text:span><text:span text:style-name="T5">ż</text:span><text:span text:style-name="T11"> Szlomo syn Hejhela, wys</text:span><text:span text:style-name="T5">ł</text:span><text:span text:style-name="T11">annik kaha</text:span><text:span text:style-name="T5">ł</text:span><text:span text:style-name="T11">u krakowskiego. Podr</text:span><text:span text:style-name="T5">óż</text:span><text:span text:style-name="T11">owa</text:span><text:span text:style-name="T5">ł</text:span><text:span text:style-name="T11"> razem z panem Krzysztofem Mieroszewskim. Jakby taka kompania podr</text:span><text:span text:style-name="T5">óż</text:span><text:span text:style-name="T11">na ma</text:span><text:span text:style-name="T5">ł</text:span><text:span text:style-name="T11">o dziwn</text:span><text:span text:style-name="T5">ą</text:span><text:span text:style-name="T11"> by</text:span><text:span text:style-name="T5">ł</text:span><text:span text:style-name="T11">a, Szlomo spotka</text:span><text:span text:style-name="T5">ł</text:span><text:span text:style-name="T11"> si</text:span><text:span text:style-name="T5">ę</text:span><text:span text:style-name="T11"> po swym przyje</text:span><text:span text:style-name="T5">ź</text:span><text:span text:style-name="T11">dzie nie tylko z najdostojniejszymi </text:span><text:span text:style-name="T5">Ż</text:span><text:span text:style-name="T11">ydami Lwowa, lecz r</text:span><text:span text:style-name="T5">ó</text:span><text:span text:style-name="T11">wnie</text:span><text:span text:style-name="T5">ż</text:span><text:span text:style-name="T11"> z naczelnym gminy ormia</text:span><text:span text:style-name="T5">ń</text:span><text:span text:style-name="T11">skiej w tym zacnym mie</text:span><text:span text:style-name="T5">ś</text:span><text:span text:style-name="T11">cie. Pan Mieroszewski tymczasem, pracami fortyfikacyjnymi wok</text:span><text:span text:style-name="T5">ół</text:span><text:span text:style-name="T11"> Lwowa zawiaduj</text:span><text:span text:style-name="T5">ą</text:span><text:span text:style-name="T11">cy, do pana wojewody Jab</text:span><text:span text:style-name="T5">ł</text:span><text:span text:style-name="T11">onowskiego przyst</text:span><text:span text:style-name="T5">ę</text:span><text:span text:style-name="T11">p mia</text:span><text:span text:style-name="T5">ł</text:span><text:span text:style-name="T11"> ci</text:span><text:span text:style-name="T5">ą</text:span><text:span text:style-name="T11">gle, i trzeciego dnia po przybyciu tak zagai</text:span><text:span text:style-name="T5">ł</text:span><text:span text:style-name="T11">.</text:span></text:p>
      <text:list xml:id="list3090697988900594910" text:style-name="L5">
        <text:list-item>
          <text:p text:style-name="P27"><text:span text:style-name="T11">Po wojnie wszelako</text:span><text:span text:style-name="T5">ż</text:span><text:span text:style-name="T11">, mo</text:span><text:span text:style-name="T5">ś</text:span><text:span text:style-name="T11">ci wojewodo, jak pomy</text:span><text:span text:style-name="T5">ś</text:span><text:span text:style-name="T11">lno</text:span><text:span text:style-name="T5">ść</text:span><text:span text:style-name="T11"> miasta tego zapewni</text:span><text:span text:style-name="T5">ć</text:span><text:span text:style-name="T11"> mo</text:span><text:span text:style-name="T5">ż</text:span><text:span text:style-name="T11">emy?</text:span></text:p>
        </text:list-item>
        <text:list-item>
          <text:p text:style-name="P27"><text:span text:style-name="T11"/></text:p>
        </text:list-item>
        <text:list-item>
          <text:p text:style-name="P29"><text:span text:style-name="T11"><text:s/></text:span><text:span text:style-name="T15">Dalej o planach handlowych, i spotkanie z Jab</text:span><text:span text:style-name="T9">ł</text:span><text:span text:style-name="T15">onowskim</text:span><text:span text:style-name="T11">.</text:span></text:p>
        </text:list-item>
      </text:list>
      <text:p text:style-name="P9"/>
      <text:p text:style-name="P9">* <text:s/>* <text:s/>*</text:p>
      <text:p text:style-name="P8"/>
      <text:p text:style-name="P8"><text:soft-page-break/>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text:soft-page-break/>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text:soft-page-break/>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text:soft-page-break/>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text:soft-page-break/>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0"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text:soft-page-break/>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text:soft-page-break/>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2">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text:soft-page-break/>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1">Kryczy</text:span><text:span text:style-name="T5">ń</text:span><text:span text:style-name="T11">ski za</text:span><text:span text:style-name="T5">ś</text:span><text:span text:style-name="T11"> za zdrad</text:span><text:span text:style-name="T5">ę</text:span><text:span text:style-name="T11"> Rzeczypospolitej przed s</text:span><text:span text:style-name="T5">ę</text:span><text:span text:style-name="T11">dzi</text:span><text:span text:style-name="T5">ą</text:span><text:span text:style-name="T11"> najwy</text:span><text:span text:style-name="T5">ż</text:span><text:span text:style-name="T11">szym rachunek zdawa</text:span><text:span text:style-name="T5">ł</text:span>.</text:p>
      <text:p text:style-name="P8"/>
      <text:h text:style-name="P20"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text:soft-page-break/>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text:soft-page-break/>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1">e plan</text:span><text:span text:style-name="T5">ó</text:span><text:span text:style-name="T11">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4">a</text:span></text:span></text:p>
      <text:h text:style-name="P19"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text:soft-page-break/>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1">ogrodzcy do wojny z Lachami si</text:span><text:span text:style-name="T5">ę</text:span><text:span text:style-name="T11"> nie kwapili, lecz jeszcze mniej mieli ochot</text:span><text:span text:style-name="T5">ę</text:span><text:span text:style-name="T11"> stawia</text:span><text:span text:style-name="T5">ć</text:span><text:span text:style-name="T11"> czo</text:span><text:span text:style-name="T5">ł</text:span><text:span text:style-name="T11">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1">kowej </text:span>pana Modrzewskiego. Jabłonowski już w nocy wysłał trzy pułki, Bogusza, <text:span text:style-name="T5">Łą</text:span><text:span text:style-name="T11">ckiego i Modrzewskiego w</text:span><text:span text:style-name="T5">ł</text:span><text:span text:style-name="T11">a</text:span><text:span text:style-name="T5">ś</text:span><text:span text:style-name="T11">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3">, a</text:span></text:span><text:span text:style-name="Absatz-Standardschriftart"><text:span text:style-name="T7">ż</text:span></text:span><text:span text:style-name="Absatz-Standardschriftart"><text:span text:style-name="T13"> mu pot zalewa</text:span></text:span><text:span text:style-name="Absatz-Standardschriftart"><text:span text:style-name="T7">ł</text:span></text:span><text:span text:style-name="Absatz-Standardschriftart"><text:span text:style-name="T13"> oczy. I to pomimo mro</text:span></text:span><text:span text:style-name="Absatz-Standardschriftart"><text:span text:style-name="T7">ź</text:span></text:span><text:span text:style-name="Absatz-Standardschriftart"><text:span text:style-name="T13">nego powietrza i </text:span></text:span><text:span text:style-name="Absatz-Standardschriftart"><text:span text:style-name="T7">ś</text:span></text:span><text:span text:style-name="Absatz-Standardschriftart"><text:span text:style-name="T13">niegu, zalegaj</text:span></text:span><text:span text:style-name="Absatz-Standardschriftart"><text:span text:style-name="T7">ą</text:span></text:span><text:span text:style-name="Absatz-Standardschriftart"><text:span text:style-name="T13">cego w ca</text:span></text:span><text:span text:style-name="Absatz-Standardschriftart"><text:span text:style-name="T7">ł</text:span></text:span><text:span text:style-name="Absatz-Standardschriftart"><text:span text:style-name="T13">ej dolinie Dniestru. Dobry mia</text:span></text:span><text:span text:style-name="Absatz-Standardschriftart"><text:span text:style-name="T7">ł</text:span></text:span><text:span text:style-name="Absatz-Standardschriftart"><text:span text:style-name="T13"> widok Peter na t</text:span></text:span><text:span text:style-name="Absatz-Standardschriftart"><text:span text:style-name="T7">ę</text:span></text:span><text:span text:style-name="Absatz-Standardschriftart"><text:span text:style-name="T13">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oft-page-break/><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1"> ogarn</text:span><text:span text:style-name="T5">ęło</text:span><text:span text:style-name="T11"> na widok oddalaj</text:span><text:span text:style-name="T5">ą</text:span><text:span text:style-name="T11">cych si</text:span><text:span text:style-name="T5">ę</text:span><text:span text:style-name="T11"> w po</text:span><text:span text:style-name="T5">ś</text:span><text:span text:style-name="T11">cigu za Tatarami kawalerzyst</text:span><text:span text:style-name="T5">ó</text:span><text:span text:style-name="T11">w. Nie taki by</text:span><text:span text:style-name="T5">ł</text:span><text:span text:style-name="T11"> plan! Czy tego Jab</text:span><text:span text:style-name="T5">ł</text:span><text:span text:style-name="T11">onowskiego szale</text:span><text:span text:style-name="T5">ń</text:span><text:span text:style-name="T11">stwo bitewne ponios</text:span><text:span text:style-name="T5">ł</text:span><text:span text:style-name="T11">o, czy sam szuka chwa</text:span><text:span text:style-name="T5">ł</text:span><text:span text:style-name="T11">y? Niepodobne to do niego, zwykle przecie</text:span><text:span text:style-name="T5">ż</text:span><text:span text:style-name="T11"> sw</text:span><text:span text:style-name="T5">ą</text:span><text:span text:style-name="T11"> </text:span><text:span text:style-name="T5">żą</text:span><text:span text:style-name="T11">dz</text:span><text:span text:style-name="T5">ę</text:span><text:span text:style-name="T11">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text:span><text:soft-page-break/><text:span text:style-name="T5">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3613995121243240777" text:style-name="L1">
        <text:list-header>
          <text:p text:style-name="P22">- To teraz wóz albo przewóz...</text:p>
        </text:list-header>
      </text:list>
      <text:p text:style-name="P13">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1"> historyczna. Wsp</text:span><text:span text:style-name="T5">ół</text:span><text:span text:style-name="T11">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1">ywane jako kr</text:span><text:span text:style-name="T5">ó</text:span><text:span text:style-name="T11">tkie kopie. Prawdziwych kopii husaria w walkach z Turkami nie u</text:span><text:span text:style-name="T5">ż</text:span><text:span text:style-name="T11">ywa</text:span><text:span text:style-name="T5">ł</text:span><text:span text:style-name="T11">a, bowiem turecka piechota nie dysponowa</text:span><text:span text:style-name="T5">ł</text:span><text:span text:style-name="T11">a formacjami pikinier</text:span><text:span text:style-name="T5">ó</text:span><text:span text:style-name="T11">w. Wojsko osma</text:span><text:span text:style-name="T5">ń</text:span><text:span text:style-name="T11">skie polega</text:span><text:span text:style-name="T5">ł</text:span><text:span text:style-name="T11">o bowiem na swej bardzo licznej kawalerii (</text:span><text:span text:style-name="T5">ś</text:span><text:span text:style-name="T11">rednich sipahach i ci</text:span><text:span text:style-name="T5">ęż</text:span><text:span text:style-name="T11">kich, acz nielicznych deli), aby znosi</text:span><text:span text:style-name="T5">ć</text:span><text:span text:style-name="T11"> kawaleri</text:span><text:span text:style-name="T5">ę</text:span><text:span text:style-name="T11"> wroga. To oczywi</text:span><text:span text:style-name="T5">ś</text:span><text:span text:style-name="T11">cie wystarcza</text:span><text:span text:style-name="T5">ł</text:span><text:span text:style-name="T11">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1"> rzek</text:span><text:span text:style-name="T5">ą</text:span><text:span text:style-name="T11">, za</text:span><text:span text:style-name="T5">ś</text:span><text:span text:style-name="T11"> Kapłan Pasza po naradzie z swoimi dowódcami kaza</text:span><text:span text:style-name="T5">ł</text:span><text:span text:style-name="T11"> zaprzestać walki i wycofać swoje zmęczone oddziały do obozu, dla ogrzania się i odpoczynku. Dla wielu tysi</text:span><text:span text:style-name="T5">ę</text:span><text:span text:style-name="T11">cy jego wojak</text:span><text:span text:style-name="T5">ó</text:span><text:span text:style-name="T11">w ten rozkaz przyszed</text:span><text:span text:style-name="T5">ł</text:span><text:span text:style-name="T11"> za p</text:span><text:span text:style-name="T5">óźno. Mróz i zapadająca ciemność zdawały się jednak nie przeszkadzać synom północy, polska </text:span><text:soft-page-break/><text:span text:style-name="T5">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6">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368606964744910284" text:style-name="L2">
        <text:list-header>
          <text:p text:style-name="P23">-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text:soft-page-break/>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wraz cała rota na koń siadać i przy bramie chocimskiej obozu zbierać się ma.</text:p>
      <text:p text:style-name="P11">Zaraz tedy cała brygada dragońska Dönnemar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1"> jako dragon kampani</text:span><text:span text:style-name="T5">ę</text:span><text:span text:style-name="T11"> odprawuj</text:span><text:span text:style-name="T5">ą</text:span><text:span text:style-name="T11">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je<text:span text:style-name="T5">ź</text:span>d<text:span text:style-name="T5">ź</text:span>c<text:span text:style-name="T5">ó</text:span>w, zdecydowanie w ich stron<text:span text:style-name="T5">ę</text:span> l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Niewiele z tą informacją począć mógł Kapłan Pasza, zatem dalej z decyzjami zwlekał, na wojska nowe przez Dniestr się przeprawiające czekał, plany na rozmaite wypadki snuł, a na Tatarów wyrzekał.</text:span></text:p>
      <text:p text:style-name="P11">Brygada dragonów Dönnemarc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ext:span><text:soft-page-break/><text:span text:style-name="T5">tylnych szeregach chorągwi pochwycił. Przed porucznikiem stanął wraz z pocztem husarzy mąż rosły, w bogatą husarską zbroję odziany, lecz wąs zachodnią modą noszący. </text:span><text:span text:style-name="T9">Opis Jabłonowskiego</text:span><text:span text:style-name="T5">. <text:s text:c="2"/></text:span></text:p>
      <text:list xml:id="list6593847901088239825" text:style-name="L3">
        <text:list-header>
          <text:p text:style-name="P26">- Panowie bracia, kr<text:span text:style-name="T5">ó</text:span><text:span text:style-name="T11">l nas wszystkich wzywa. Osma</text:span><text:span text:style-name="T5">ń</text:span><text:span text:style-name="T11">sk</text:span><text:span text:style-name="T5">ą</text:span><text:span text:style-name="T11"> odsiecz Kamie</text:span><text:span text:style-name="T5">ń</text:span><text:span text:style-name="T11">ca powstrzyma</text:span><text:span text:style-name="T5">ć</text:span><text:span text:style-name="T11"> musim lub pr</text:span><text:span text:style-name="T5">ó</text:span><text:span text:style-name="T11">buj</text:span><text:span text:style-name="T5">ą</text:span><text:span text:style-name="T11">c polec. To wojny tej kulminacja, punkt jej najwa</text:span><text:span text:style-name="T5">ż</text:span><text:span text:style-name="T11">niejszy, wi</text:span><text:span text:style-name="T5">ę</text:span><text:span text:style-name="T11">c nie zwlekajcie i zaraz za mn</text:span><text:span text:style-name="T5">ą</text:span><text:span text:style-name="T11"> jed</text:span><text:span text:style-name="T5">źcie.</text:span></text:p>
          <text:p text:style-name="P24">- A co z tymi tutaj?</text:p>
          <text:p text:style-name="P24">- Znaczniejszych w pęta i do obozu pod Kamieńcem, resztę do diabła posłać.</text:p>
        </text:list-header>
      </text:list>
      <text:p text:style-name="P17">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7"><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w pewnym sensie powielając koncept, jaki zastosował w bitwie pod Podhajcami w roku 1667r., aby zmusić przeciwnika do skanalizowania ataku w wąskim i ciasnym przesmyku, przez co działająca głównie w masie armia turecka musiała stracić swój impet. </text:span><text:span text:style-name="T10">Samą dolinę miały ryglować stojące w centrum siły Mikołaja Sieniawskiego, wzmocnione nowymi chorągwia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jakimi postawił de Maligne'go, w sumie prawie 6000 piechoty i spieszonej dragonii.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ext:soft-page-break/>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oft-page-break/><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text:soft-page-break/>Jeszcze tylko na prawym skrzydle nadzieja na rozstrzygnięcie bitwy. Co ten bej Achmed na wzgórzu robi, czemu jeszcze wrogich dział nie zdobył? Tam dym wszystko zasłaniał, lecz przecie dziesięć tysięcy doborowych sipahów złamać wroga wreszcie musi?</text:p>
      <text:p text:style-name="P15">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747999213844104827" text:style-name="L4">
        <text:list-item>
          <text:p text:style-name="P25">Ten atak na naszej prawej powstrzymać trzeba! Inaczej odetną środek!</text:p>
        </text:list-item>
        <text:list-item>
          <text:p text:style-name="P25">Nie mamy już czym ich powstrzymać!</text:p>
        </text:list-item>
        <text:list-item>
          <text:p text:style-name="P25">Tatarzy kontratakować muszą! Gdzie Selim?</text:p>
        </text:list-item>
        <text:list-item>
          <text:p text:style-name="P25">Tatarzy już uszli za Dniestr, powstrzymać zaś giaurów jedynie Żwaniec i nasz wczorajszy obóz może.</text:p>
        </text:list-item>
        <text:list-item>
          <text:p text:style-name="P25">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1">waniec obsadzonym zostawili, tako</text:span><text:span text:style-name="T5">ż</text:span><text:span text:style-name="T11"> i ob</text:span><text:span text:style-name="T5">ó</text:span><text:span text:style-name="T11">z na naszej lewej, stwierdzi</text:span><text:span text:style-name="T5">ł</text:span><text:span text:style-name="T11"> Sobieski. Jego wojska, ca</text:span><text:span text:style-name="T5">ł</text:span><text:span text:style-name="T11">odzienn</text:span><text:span text:style-name="T5">ą</text:span><text:span text:style-name="T11"> bitw</text:span><text:span text:style-name="T5">ą</text:span><text:span text:style-name="T11"> z przewa</text:span><text:span text:style-name="T5">ż</text:span><text:span text:style-name="T11">aj</text:span><text:span text:style-name="T5">ą</text:span><text:span text:style-name="T11">cym liczebnie przeciwnikiem wyczerpane, acz zwyci</text:span><text:span text:style-name="T5">ę</text:span><text:span text:style-name="T11">sk</text:span><text:span text:style-name="T5">ą</text:span><text:span text:style-name="T11">, pod wrogimi fortalicjami, zatrzyma</text:span><text:span text:style-name="T5">ł</text:span><text:span text:style-name="T11">y si</text:span><text:span text:style-name="T5">ę</text:span><text:span text:style-name="T11">. Nie mia</text:span><text:span text:style-name="T5">ł</text:span><text:span text:style-name="T11">y ju</text:span><text:span text:style-name="T5">ż</text:span><text:span text:style-name="T11"> si</text:span><text:span text:style-name="T5">ł</text:span><text:span text:style-name="T11"> ani ochoty w zapadaj</text:span><text:span text:style-name="T5">ą</text:span><text:span text:style-name="T11">cym zmroku szturm</text:span><text:span text:style-name="T5">ó</text:span><text:span text:style-name="T11">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1"> Bitwa dogas</text:span><text:span text:style-name="T5">ł</text:span><text:span text:style-name="T11">a.</text:span></text:p>
      <text:h text:style-name="Überschrift_20_2" text:outline-level="2"><text:span text:style-name="T11">Rozdzia</text:span><text:span text:style-name="T5">ł</text:span><text:span text:style-name="T11"> VI</text:span></text:h>
      <text:p text:style-name="P14">W namiocie Sobieskiego, w by<text:span text:style-name="T5">ł</text:span>ym obozie tureckim pod <text:span text:style-name="T5">Żwańcem ustawionym,</text:span> nastroje minorowe by<text:span text:style-name="T5">ł</text:span>y mimo zwyci<text:span text:style-name="T5">ę</text:span>stwa oczywistego. </text:p>
      <text:p text:style-name="P14">Siedz<text:span text:style-name="T5">ą</text:span> w Kamie<text:span text:style-name="T5">ń</text:span>cu przecie, a wreszcie wyjd<text:span text:style-name="T5">ą</text:span> obaczywszy <text:span text:style-name="T5">ż</text:span>e okopy nasze tam puste prawie.</text:p>
      <text:p text:style-name="P8">Zawarcie rozejmu</text:p>
      <text:p text:style-name="P8">Gromienie Kozaków</text:p>
      <text:p text:style-name="P8"><text:soft-page-break/></text:p>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9-13T01:25:57.55</dc:date>
    <meta:editing-cycles>1040</meta:editing-cycles>
    <meta:editing-duration>PT15H25M4S</meta:editing-duration>
    <meta:document-statistic meta:table-count="0" meta:image-count="0" meta:object-count="0" meta:page-count="27" meta:paragraph-count="231" meta:word-count="13727" meta:character-count="9356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